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fo:break-before="page"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Table1.B6" style:family="table-cell">
      <style:table-cell-properties fo:padding="0.0694in" fo:border-left="0.75pt solid #000001" fo:border-right="0.75pt solid #000001" fo:border-top="none" fo:border-bottom="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e25f5"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e25f5" style:font-size-asian="10pt" style:font-size-complex="10pt"/>
    </style:style>
    <style:style style:name="P13" style:family="paragraph" style:parent-style-name="Standard">
      <style:paragraph-properties fo:line-height="100%">
        <style:tab-stops>
          <style:tab-stop style:position="0.6354in"/>
        </style:tab-stops>
      </style:paragraph-properties>
      <style:text-properties fo:font-size="10pt" officeooo:rsid="0061d577" officeooo:paragraph-rsid="0061d577" style:font-size-asian="10pt" style:font-size-complex="10pt"/>
    </style:style>
    <style:style style:name="P14" style:family="paragraph" style:parent-style-name="Standard">
      <style:paragraph-properties fo:line-height="100%"/>
      <style:text-properties fo:font-size="10pt" officeooo:rsid="006a4d4a" officeooo:paragraph-rsid="006bf034" style:font-size-asian="10pt" style:font-size-complex="10pt"/>
    </style:style>
    <style:style style:name="P15"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16" style:family="paragraph" style:parent-style-name="Standard">
      <style:paragraph-properties fo:line-height="100%">
        <style:tab-stops>
          <style:tab-stop style:position="0.6354in"/>
        </style:tab-stops>
      </style:paragraph-properties>
      <style:text-properties fo:font-size="10pt" fo:font-weight="bold" officeooo:rsid="007f0bbe" officeooo:paragraph-rsid="007f0bbe" style:font-size-asian="10pt" style:font-weight-asian="bold" style:font-size-complex="10pt" style:font-weight-complex="bold"/>
    </style:style>
    <style:style style:name="P17" style:family="paragraph" style:parent-style-name="Standard">
      <style:paragraph-properties fo:line-height="100%">
        <style:tab-stops>
          <style:tab-stop style:position="0.6354in"/>
        </style:tab-stops>
      </style:paragraph-properties>
      <style:text-properties fo:font-size="10pt" fo:font-style="normal" fo:font-weight="normal" officeooo:rsid="006a4d4a" officeooo:paragraph-rsid="006bf034" style:font-size-asian="10pt" style:font-style-asian="normal" style:font-weight-asian="normal" style:font-size-complex="10pt" style:font-style-complex="normal" style:font-weight-complex="normal"/>
    </style:style>
    <style:style style:name="P18" style:family="paragraph" style:parent-style-name="Standard">
      <style:paragraph-properties fo:line-height="100%">
        <style:tab-stops>
          <style:tab-stop style:position="0.6354in"/>
        </style:tab-stops>
      </style:paragraph-properties>
      <style:text-properties fo:font-size="10pt" fo:font-style="normal" fo:font-weight="normal" officeooo:rsid="00828c3b" officeooo:paragraph-rsid="00828c3b" style:font-size-asian="10pt" style:font-style-asian="normal" style:font-weight-asian="normal" style:font-size-complex="10pt" style:font-style-complex="normal" style:font-weight-complex="normal"/>
    </style:style>
    <style:style style:name="P19" style:family="paragraph" style:parent-style-name="Standard">
      <style:paragraph-properties fo:line-height="100%">
        <style:tab-stops>
          <style:tab-stop style:position="0.6354in"/>
        </style:tab-stops>
      </style:paragraph-properties>
      <style:text-properties fo:font-size="10pt" fo:font-style="normal" fo:font-weight="normal" officeooo:rsid="0083dcd4" officeooo:paragraph-rsid="0083dcd4" style:font-size-asian="10pt" style:font-style-asian="normal" style:font-weight-asian="normal" style:font-size-complex="10pt" style:font-style-complex="normal" style:font-weight-complex="normal"/>
    </style:style>
    <style:style style:name="P20" style:family="paragraph" style:parent-style-name="Standard">
      <style:paragraph-properties fo:line-height="100%">
        <style:tab-stops>
          <style:tab-stop style:position="0.6354in"/>
        </style:tab-stops>
      </style:paragraph-properties>
      <style:text-properties fo:font-size="10pt" fo:font-style="normal" fo:font-weight="normal" officeooo:rsid="0085c3bc" officeooo:paragraph-rsid="0085c3bc"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00%">
        <style:tab-stops>
          <style:tab-stop style:position="0.6354in"/>
        </style:tab-stops>
      </style:paragraph-properties>
      <style:text-properties fo:font-size="10pt" fo:font-style="normal" fo:font-weight="normal" officeooo:rsid="008836d7" officeooo:paragraph-rsid="008836d7"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00%">
        <style:tab-stops>
          <style:tab-stop style:position="0.6354in"/>
        </style:tab-stops>
      </style:paragraph-properties>
      <style:text-properties fo:font-size="10pt" fo:font-style="normal" fo:font-weight="normal" officeooo:rsid="008836d7" officeooo:paragraph-rsid="008bd33b"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100%">
        <style:tab-stops>
          <style:tab-stop style:position="0.6354in"/>
        </style:tab-stops>
      </style:paragraph-properties>
      <style:text-properties fo:font-size="10pt" fo:font-style="normal" fo:font-weight="normal" officeooo:rsid="00948ca9" officeooo:paragraph-rsid="00948ca9"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00%">
        <style:tab-stops>
          <style:tab-stop style:position="0.6354in"/>
        </style:tab-stops>
      </style:paragraph-properties>
      <style:text-properties fo:font-size="10pt" fo:font-style="normal" fo:font-weight="normal" officeooo:rsid="009f89d5" officeooo:paragraph-rsid="009f89d5" style:font-size-asian="10pt" style:font-style-asian="normal" style:font-weight-asian="normal" style:font-size-complex="10pt" style:font-style-complex="normal" style:font-weight-complex="normal"/>
    </style:style>
    <style:style style:name="P25" style:family="paragraph" style:parent-style-name="Standard">
      <style:paragraph-properties fo:line-height="100%">
        <style:tab-stops>
          <style:tab-stop style:position="0.6354in"/>
        </style:tab-stops>
      </style:paragraph-properties>
      <style:text-properties fo:font-size="10pt" fo:font-style="normal" fo:font-weight="normal" officeooo:rsid="0089e6cd" officeooo:paragraph-rsid="0089e6cd" style:font-size-asian="10pt" style:font-style-asian="normal" style:font-weight-asian="normal" style:font-size-complex="10pt" style:font-style-complex="normal" style:font-weight-complex="normal"/>
    </style:style>
    <style:style style:name="P26" style:family="paragraph" style:parent-style-name="Standard">
      <style:paragraph-properties fo:line-height="100%">
        <style:tab-stops>
          <style:tab-stop style:position="0.6354in"/>
        </style:tab-stops>
      </style:paragraph-properties>
      <style:text-properties fo:font-size="10pt" fo:font-style="normal" fo:font-weight="bold" officeooo:rsid="006bf034" officeooo:paragraph-rsid="006bf034" style:font-size-asian="10pt" style:font-style-asian="normal" style:font-weight-asian="bold" style:font-size-complex="10pt" style:font-style-complex="normal" style:font-weight-complex="bold"/>
    </style:style>
    <style:style style:name="P27" style:family="paragraph" style:parent-style-name="Standard">
      <style:paragraph-properties fo:line-height="100%">
        <style:tab-stops>
          <style:tab-stop style:position="0.6354in"/>
        </style:tab-stops>
      </style:paragraph-properties>
      <style:text-properties fo:font-size="10pt" fo:font-style="normal" officeooo:rsid="004a3547" officeooo:paragraph-rsid="00828c3b" style:font-size-asian="10pt" style:font-style-asian="normal" style:font-size-complex="10pt" style:font-style-complex="normal"/>
    </style:style>
    <style:style style:name="P28" style:family="paragraph" style:parent-style-name="Standard">
      <style:paragraph-properties fo:line-height="100%">
        <style:tab-stops>
          <style:tab-stop style:position="0.6354in"/>
        </style:tab-stops>
      </style:paragraph-properties>
      <style:text-properties fo:font-size="10pt" fo:font-style="normal" officeooo:rsid="00a481c4" officeooo:paragraph-rsid="00a481c4" style:font-size-asian="10pt" style:font-style-asian="normal" style:font-size-complex="10pt" style:font-style-complex="normal"/>
    </style:style>
    <style:style style:name="P29" style:family="paragraph" style:parent-style-name="Standard">
      <style:paragraph-properties fo:line-height="100%">
        <style:tab-stops>
          <style:tab-stop style:position="0.6354in"/>
        </style:tab-stops>
      </style:paragraph-properties>
      <style:text-properties fo:font-size="10pt" fo:font-weight="normal" officeooo:rsid="007f0bbe" officeooo:paragraph-rsid="007f0bbe" style:font-size-asian="10pt" style:font-weight-asian="normal" style:font-size-complex="10pt" style:font-weight-complex="normal"/>
    </style:style>
    <style:style style:name="P30" style:family="paragraph" style:parent-style-name="Standard">
      <style:paragraph-properties fo:line-height="100%">
        <style:tab-stops>
          <style:tab-stop style:position="0.6354in"/>
        </style:tab-stops>
      </style:paragraph-properties>
      <style:text-properties fo:font-size="10pt" fo:font-weight="normal" officeooo:rsid="007f0bbe" officeooo:paragraph-rsid="0095891c" style:font-size-asian="10pt" style:font-weight-asian="normal" style:font-size-complex="10pt" style:font-weight-complex="normal"/>
    </style:style>
    <style:style style:name="P31" style:family="paragraph" style:parent-style-name="Standard">
      <style:paragraph-properties fo:line-height="100%">
        <style:tab-stops>
          <style:tab-stop style:position="0.6354in"/>
        </style:tab-stops>
      </style:paragraph-properties>
      <style:text-properties fo:font-size="10pt" fo:font-style="italic" fo:font-weight="normal" officeooo:rsid="0085c3bc" officeooo:paragraph-rsid="0085c3bc" style:font-size-asian="10pt" style:font-style-asian="italic" style:font-weight-asian="normal" style:font-size-complex="10pt" style:font-style-complex="italic" style:font-weight-complex="normal"/>
    </style:style>
    <style:style style:name="P32" style:family="paragraph" style:parent-style-name="Standard">
      <style:paragraph-properties fo:line-height="100%"/>
      <style:text-properties fo:color="#ffffff" fo:font-size="10pt" fo:background-color="#666666" style:font-size-asian="10pt" style:font-size-complex="10pt"/>
    </style:style>
    <style:style style:name="P33"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34"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35"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36" style:family="paragraph" style:parent-style-name="Standard">
      <style:paragraph-properties fo:line-height="100%"/>
      <style:text-properties officeooo:rsid="0030f4a0" officeooo:paragraph-rsid="0030f4a0"/>
    </style:style>
    <style:style style:name="P37" style:family="paragraph" style:parent-style-name="Standard">
      <style:paragraph-properties fo:line-height="100%"/>
      <style:text-properties officeooo:paragraph-rsid="00530475"/>
    </style:style>
    <style:style style:name="P38"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P39" style:family="paragraph" style:parent-style-name="Standard">
      <style:paragraph-properties fo:line-height="100%">
        <style:tab-stops>
          <style:tab-stop style:position="0.6354in"/>
        </style:tab-stops>
      </style:paragraph-properties>
      <style:text-properties fo:font-size="10pt" officeooo:rsid="004f17d3" officeooo:paragraph-rsid="005e25f5" style:font-size-asian="10pt" style:font-size-complex="10pt"/>
    </style:style>
    <style:style style:name="P40" style:family="paragraph" style:parent-style-name="Standard">
      <style:paragraph-properties fo:line-height="100%">
        <style:tab-stops>
          <style:tab-stop style:position="0.6354in"/>
        </style:tab-stops>
      </style:paragraph-properties>
      <style:text-properties fo:font-size="10pt" officeooo:rsid="0038a794" officeooo:paragraph-rsid="00b44f99" style:font-size-asian="10pt" style:font-size-complex="10pt"/>
    </style:style>
    <style:style style:name="P41" style:family="paragraph" style:parent-style-name="Standard">
      <style:paragraph-properties fo:line-height="100%">
        <style:tab-stops>
          <style:tab-stop style:position="0.6354in"/>
        </style:tab-stops>
      </style:paragraph-properties>
      <style:text-properties fo:font-size="10pt" officeooo:rsid="0038a794" officeooo:paragraph-rsid="00b6022b" style:font-size-asian="10pt" style:font-size-complex="10pt"/>
    </style:style>
    <style:style style:name="P42" style:family="paragraph" style:parent-style-name="Standard">
      <style:paragraph-properties fo:line-height="100%">
        <style:tab-stops>
          <style:tab-stop style:position="0.6354in"/>
        </style:tab-stops>
      </style:paragraph-properties>
      <style:text-properties fo:font-size="10pt" officeooo:rsid="0038a794" officeooo:paragraph-rsid="00b98cc0" style:font-size-asian="10pt" style:font-size-complex="10pt"/>
    </style:style>
    <style:style style:name="P43" style:family="paragraph" style:parent-style-name="Standard">
      <style:paragraph-properties fo:line-height="100%">
        <style:tab-stops>
          <style:tab-stop style:position="0.6354in"/>
        </style:tab-stops>
      </style:paragraph-properties>
      <style:text-properties fo:font-size="10pt" fo:font-weight="bold" officeooo:rsid="007f0bbe" officeooo:paragraph-rsid="007f0bbe" style:font-size-asian="10pt" style:font-weight-asian="bold" style:font-size-complex="10pt" style:font-weight-complex="bold"/>
    </style:style>
    <style:style style:name="P44" style:family="paragraph" style:parent-style-name="Standard">
      <style:paragraph-properties fo:line-height="100%">
        <style:tab-stops>
          <style:tab-stop style:position="0.6354in"/>
        </style:tab-stops>
      </style:paragraph-properties>
      <style:text-properties fo:font-size="10pt" fo:font-style="normal" fo:font-weight="normal" officeooo:rsid="00828c3b" officeooo:paragraph-rsid="00b6022b" style:font-size-asian="10pt" style:font-style-asian="normal" style:font-weight-asian="normal" style:font-size-complex="10pt" style:font-style-complex="normal" style:font-weight-complex="normal"/>
    </style:style>
    <style:style style:name="P45" style:family="paragraph" style:parent-style-name="Standard">
      <style:paragraph-properties fo:line-height="100%">
        <style:tab-stops>
          <style:tab-stop style:position="0.6354in"/>
        </style:tab-stops>
      </style:paragraph-properties>
      <style:text-properties fo:font-size="10pt" fo:font-style="normal" fo:font-weight="normal" officeooo:rsid="008836d7" officeooo:paragraph-rsid="008836d7" style:font-size-asian="10pt" style:font-style-asian="normal" style:font-weight-asian="normal" style:font-size-complex="10pt" style:font-style-complex="normal" style:font-weight-complex="normal"/>
    </style:style>
    <style:style style:name="P46" style:family="paragraph" style:parent-style-name="Standard">
      <style:paragraph-properties fo:line-height="100%">
        <style:tab-stops>
          <style:tab-stop style:position="0.6354in"/>
        </style:tab-stops>
      </style:paragraph-properties>
      <style:text-properties fo:font-size="10pt" fo:font-style="normal" fo:font-weight="normal" officeooo:rsid="008836d7" officeooo:paragraph-rsid="00b6022b" style:font-size-asian="10pt" style:font-style-asian="normal" style:font-weight-asian="normal" style:font-size-complex="10pt" style:font-style-complex="normal" style:font-weight-complex="normal"/>
    </style:style>
    <style:style style:name="P47" style:family="paragraph" style:parent-style-name="Standard">
      <style:paragraph-properties fo:line-height="100%">
        <style:tab-stops>
          <style:tab-stop style:position="0.6354in"/>
        </style:tab-stops>
      </style:paragraph-properties>
      <style:text-properties fo:font-size="10pt" fo:font-style="normal" fo:font-weight="normal" officeooo:rsid="006bf034" officeooo:paragraph-rsid="00b7a2bd" style:font-size-asian="10pt" style:font-style-asian="normal" style:font-weight-asian="normal" style:font-size-complex="10pt" style:font-style-complex="normal" style:font-weight-complex="normal"/>
    </style:style>
    <style:style style:name="P48" style:family="paragraph" style:parent-style-name="Standard">
      <style:paragraph-properties fo:line-height="100%">
        <style:tab-stops>
          <style:tab-stop style:position="0.6354in"/>
        </style:tab-stops>
      </style:paragraph-properties>
      <style:text-properties fo:font-size="10pt" fo:font-style="normal" fo:font-weight="normal" officeooo:rsid="006bf034" officeooo:paragraph-rsid="00bac25d" style:font-size-asian="10pt" style:font-style-asian="normal" style:font-weight-asian="normal" style:font-size-complex="10pt" style:font-style-complex="normal" style:font-weight-complex="normal"/>
    </style:style>
    <style:style style:name="P49" style:family="paragraph" style:parent-style-name="Standard">
      <style:paragraph-properties fo:line-height="100%">
        <style:tab-stops>
          <style:tab-stop style:position="0.6354in"/>
        </style:tab-stops>
      </style:paragraph-properties>
      <style:text-properties fo:font-size="10pt" fo:font-style="normal" fo:font-weight="normal" officeooo:rsid="00a481c4" officeooo:paragraph-rsid="00b7a2bd" style:font-size-asian="10pt" style:font-style-asian="normal" style:font-weight-asian="normal" style:font-size-complex="10pt" style:font-style-complex="normal" style:font-weight-complex="normal"/>
    </style:style>
    <style:style style:name="P50" style:family="paragraph" style:parent-style-name="Standard">
      <style:paragraph-properties fo:line-height="100%">
        <style:tab-stops>
          <style:tab-stop style:position="0.6354in"/>
        </style:tab-stops>
      </style:paragraph-properties>
      <style:text-properties fo:font-size="10pt" fo:font-style="normal" officeooo:rsid="00a481c4" officeooo:paragraph-rsid="00b7a2bd" style:font-size-asian="10pt" style:font-style-asian="normal" style:font-size-complex="10pt" style:font-style-complex="normal"/>
    </style:style>
    <style:style style:name="P51" style:family="paragraph" style:parent-style-name="Standard">
      <style:paragraph-properties fo:line-height="100%">
        <style:tab-stops>
          <style:tab-stop style:position="0.6354in"/>
        </style:tab-stops>
      </style:paragraph-properties>
      <style:text-properties fo:font-size="10pt" fo:font-style="normal" officeooo:rsid="00a481c4" officeooo:paragraph-rsid="00bac25d" style:font-size-asian="10pt" style:font-style-asian="normal" style:font-size-complex="10pt" style:font-style-complex="normal"/>
    </style:style>
    <style:style style:name="P52" style:family="paragraph" style:parent-style-name="Standard">
      <style:paragraph-properties fo:line-height="100%">
        <style:tab-stops>
          <style:tab-stop style:position="0.6354in"/>
        </style:tab-stops>
      </style:paragraph-properties>
      <style:text-properties fo:font-size="10pt" fo:font-style="normal" officeooo:rsid="00bac25d" officeooo:paragraph-rsid="00bac25d" style:font-size-asian="10pt" style:font-style-asian="normal" style:font-size-complex="10pt" style:font-style-complex="normal"/>
    </style:style>
    <style:style style:name="P53" style:family="paragraph" style:parent-style-name="Standard">
      <style:paragraph-properties fo:line-height="100%">
        <style:tab-stops>
          <style:tab-stop style:position="0.6354in"/>
        </style:tab-stops>
      </style:paragraph-properties>
      <style:text-properties fo:font-size="10pt" fo:font-style="normal" officeooo:rsid="006bf034" officeooo:paragraph-rsid="00bc1afc" style:font-size-asian="10pt" style:font-style-asian="normal" style:font-size-complex="10pt" style:font-style-complex="normal"/>
    </style:style>
    <style:style style:name="P54" style:family="paragraph" style:parent-style-name="Standard">
      <style:paragraph-properties fo:line-height="100%">
        <style:tab-stops>
          <style:tab-stop style:position="0.6354in"/>
        </style:tab-stops>
      </style:paragraph-properties>
      <style:text-properties officeooo:paragraph-rsid="0038a794"/>
    </style:style>
    <style:style style:name="P55" style:family="paragraph" style:parent-style-name="Standard">
      <style:paragraph-properties fo:line-height="100%">
        <style:tab-stops>
          <style:tab-stop style:position="0.6354in"/>
        </style:tab-stops>
      </style:paragraph-properties>
      <style:text-properties officeooo:paragraph-rsid="00b44f99"/>
    </style:style>
    <style:style style:name="P56"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617772" style:font-size-asian="10pt" style:font-size-complex="10pt"/>
    </style:style>
    <style:style style:name="T9" style:family="text">
      <style:text-properties fo:font-size="10pt" officeooo:rsid="009d0535" style:font-size-asian="10pt" style:font-size-complex="10pt"/>
    </style:style>
    <style:style style:name="T10" style:family="text">
      <style:text-properties fo:font-size="10pt" officeooo:rsid="00b22206" style:font-size-asian="10pt" style:font-size-complex="10pt"/>
    </style:style>
    <style:style style:name="T11" style:family="text">
      <style:text-properties fo:font-size="10pt" officeooo:rsid="00b43737" style:font-size-asian="10pt" style:font-size-complex="10pt"/>
    </style:style>
    <style:style style:name="T12" style:family="text">
      <style:text-properties fo:font-size="10pt" officeooo:rsid="00b44f99" style:font-size-asian="10pt" style:font-size-complex="10pt"/>
    </style:style>
    <style:style style:name="T13" style:family="text">
      <style:text-properties fo:font-size="10pt" officeooo:rsid="00b6022b" style:font-size-asian="10pt" style:font-size-complex="10pt"/>
    </style:style>
    <style:style style:name="T14" style:family="text">
      <style:text-properties fo:font-size="10pt" officeooo:rsid="00b98cc0" style:font-size-asian="10pt" style:font-size-complex="10pt"/>
    </style:style>
    <style:style style:name="T15" style:family="text">
      <style:text-properties officeooo:rsid="0029ce57"/>
    </style:style>
    <style:style style:name="T16" style:family="text">
      <style:text-properties officeooo:rsid="00395f81"/>
    </style:style>
    <style:style style:name="T17" style:family="text">
      <style:text-properties officeooo:rsid="003f1388"/>
    </style:style>
    <style:style style:name="T18" style:family="text">
      <style:text-properties officeooo:rsid="004238bc"/>
    </style:style>
    <style:style style:name="T19"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20"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21"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22"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23" style:family="text">
      <style:text-properties fo:font-variant="normal" fo:text-transform="none" fo:color="#000000" style:font-name="Arial1" fo:font-size="10pt" fo:letter-spacing="normal" fo:font-style="normal" fo:font-weight="normal" style:font-size-asian="10pt" style:font-size-complex="10pt"/>
    </style:style>
    <style:style style:name="T24"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25" style:family="text">
      <style:text-properties officeooo:rsid="004596e2"/>
    </style:style>
    <style:style style:name="T26" style:family="text">
      <style:text-properties fo:font-style="italic" style:font-style-asian="italic" style:font-style-complex="italic"/>
    </style:style>
    <style:style style:name="T27" style:family="text">
      <style:text-properties fo:font-style="italic" officeooo:rsid="003f1388" style:font-style-asian="italic" style:font-style-complex="italic"/>
    </style:style>
    <style:style style:name="T28" style:family="text">
      <style:text-properties fo:font-style="italic" officeooo:rsid="004c2d7a" style:font-style-asian="italic" style:font-style-complex="italic"/>
    </style:style>
    <style:style style:name="T29" style:family="text">
      <style:text-properties fo:font-style="italic" officeooo:rsid="00b43737" style:font-style-asian="italic" style:font-style-complex="italic"/>
    </style:style>
    <style:style style:name="T30" style:family="text">
      <style:text-properties officeooo:rsid="004c2d7a"/>
    </style:style>
    <style:style style:name="T31" style:family="text">
      <style:text-properties officeooo:rsid="004c9172"/>
    </style:style>
    <style:style style:name="T32" style:family="text">
      <style:text-properties officeooo:rsid="004f17d3"/>
    </style:style>
    <style:style style:name="T33" style:family="text">
      <style:text-properties officeooo:rsid="0050de58"/>
    </style:style>
    <style:style style:name="T34" style:family="text">
      <style:text-properties style:font-name="Arial1" fo:font-size="10pt" style:font-size-asian="10pt" style:font-size-complex="10pt"/>
    </style:style>
    <style:style style:name="T35" style:family="text">
      <style:text-properties style:font-name="Arial1" fo:font-size="10pt" officeooo:rsid="004596e2" style:font-size-asian="10pt" style:font-size-complex="10pt"/>
    </style:style>
    <style:style style:name="T36" style:family="text">
      <style:text-properties officeooo:rsid="00551b7e"/>
    </style:style>
    <style:style style:name="T37" style:family="text">
      <style:text-properties officeooo:rsid="0057b264"/>
    </style:style>
    <style:style style:name="T38" style:family="text">
      <style:text-properties officeooo:rsid="0061d577"/>
    </style:style>
    <style:style style:name="T39" style:family="text">
      <style:text-properties officeooo:rsid="0066f975"/>
    </style:style>
    <style:style style:name="T40" style:family="text">
      <style:text-properties officeooo:rsid="006bf034"/>
    </style:style>
    <style:style style:name="T41" style:family="text">
      <style:text-properties officeooo:rsid="006fa83f"/>
    </style:style>
    <style:style style:name="T42" style:family="text">
      <style:text-properties fo:font-weight="bold" style:font-weight-asian="bold" style:font-weight-complex="bold"/>
    </style:style>
    <style:style style:name="T43" style:family="text">
      <style:text-properties fo:font-weight="bold" officeooo:rsid="0050de58" style:font-weight-asian="bold" style:font-weight-complex="bold"/>
    </style:style>
    <style:style style:name="T44" style:family="text">
      <style:text-properties fo:font-weight="bold" officeooo:rsid="007f0bbe" style:font-weight-asian="bold" style:font-weight-complex="bold"/>
    </style:style>
    <style:style style:name="T45" style:family="text">
      <style:text-properties fo:font-weight="bold" officeooo:rsid="00828c3b" style:font-weight-asian="bold" style:font-weight-complex="bold"/>
    </style:style>
    <style:style style:name="T46" style:family="text">
      <style:text-properties fo:font-weight="bold" officeooo:rsid="00846daf" style:font-weight-asian="bold" style:font-weight-complex="bold"/>
    </style:style>
    <style:style style:name="T47" style:family="text">
      <style:text-properties fo:font-weight="bold" officeooo:rsid="00858483" style:font-weight-asian="bold" style:font-weight-complex="bold"/>
    </style:style>
    <style:style style:name="T48" style:family="text">
      <style:text-properties fo:font-weight="bold" officeooo:rsid="0085c3bc" style:font-weight-asian="bold" style:font-weight-complex="bold"/>
    </style:style>
    <style:style style:name="T49" style:family="text">
      <style:text-properties fo:font-weight="bold" officeooo:rsid="0095891c" style:font-weight-asian="bold" style:font-weight-complex="bold"/>
    </style:style>
    <style:style style:name="T50" style:family="text">
      <style:text-properties officeooo:rsid="007577ab"/>
    </style:style>
    <style:style style:name="T51" style:family="text">
      <style:text-properties officeooo:rsid="00797bec"/>
    </style:style>
    <style:style style:name="T52" style:family="text">
      <style:text-properties officeooo:rsid="007f0bbe"/>
    </style:style>
    <style:style style:name="T53" style:family="text">
      <style:text-properties officeooo:rsid="0081b61c"/>
    </style:style>
    <style:style style:name="T54" style:family="text">
      <style:text-properties officeooo:rsid="0083dcd4"/>
    </style:style>
    <style:style style:name="T55" style:family="text">
      <style:text-properties officeooo:rsid="00858483"/>
    </style:style>
    <style:style style:name="T56" style:family="text">
      <style:text-properties officeooo:rsid="0085c3bc"/>
    </style:style>
    <style:style style:name="T57" style:family="text">
      <style:text-properties fo:font-size="7pt" fo:font-weight="normal" officeooo:rsid="0085c3bc" style:font-size-asian="7pt" style:font-weight-asian="normal" style:font-size-complex="7pt" style:font-weight-complex="normal"/>
    </style:style>
    <style:style style:name="T58" style:family="text">
      <style:text-properties officeooo:rsid="00868fac"/>
    </style:style>
    <style:style style:name="T59" style:family="text">
      <style:text-properties officeooo:rsid="0089e6cd"/>
    </style:style>
    <style:style style:name="T60" style:family="text">
      <style:text-properties officeooo:rsid="008bd33b"/>
    </style:style>
    <style:style style:name="T61" style:family="text">
      <style:text-properties officeooo:rsid="0093b7fd"/>
    </style:style>
    <style:style style:name="T62" style:family="text">
      <style:text-properties officeooo:rsid="00948ca9"/>
    </style:style>
    <style:style style:name="T63" style:family="text">
      <style:text-properties officeooo:rsid="0095891c"/>
    </style:style>
    <style:style style:name="T64" style:family="text">
      <style:text-properties officeooo:rsid="00a481c4"/>
    </style:style>
    <style:style style:name="T65" style:family="text">
      <style:text-properties officeooo:rsid="00a4be7a"/>
    </style:style>
    <style:style style:name="T66" style:family="text">
      <style:text-properties officeooo:rsid="00aba88a"/>
    </style:style>
    <style:style style:name="T67" style:family="text">
      <style:text-properties officeooo:rsid="00b22206"/>
    </style:style>
    <style:style style:name="T68" style:family="text">
      <style:text-properties officeooo:rsid="00b43737"/>
    </style:style>
    <style:style style:name="T69" style:family="text">
      <style:text-properties fo:font-style="normal" officeooo:rsid="00b44f99" style:font-style-asian="normal" style:font-style-complex="normal"/>
    </style:style>
    <style:style style:name="T70" style:family="text">
      <style:text-properties fo:font-style="normal" officeooo:rsid="009d0535" style:font-style-asian="normal" style:font-style-complex="normal"/>
    </style:style>
    <style:style style:name="T71" style:family="text">
      <style:text-properties fo:font-style="normal" officeooo:rsid="00b22206" style:font-style-asian="normal" style:font-style-complex="normal"/>
    </style:style>
    <style:style style:name="T72" style:family="text">
      <style:text-properties fo:font-style="normal" officeooo:rsid="00b6022b" style:font-style-asian="normal" style:font-style-complex="normal"/>
    </style:style>
    <style:style style:name="T73" style:family="text">
      <style:text-properties officeooo:rsid="00b7a2bd"/>
    </style:style>
    <style:style style:name="T74" style:family="text">
      <style:text-properties officeooo:rsid="00b98cc0"/>
    </style:style>
    <style:style style:name="T75" style:family="text">
      <style:text-properties officeooo:rsid="00bac25d"/>
    </style:style>
    <style:style style:name="T76" style:family="text">
      <style:text-properties fo:font-weight="normal" officeooo:rsid="00bac25d"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2">Name</text:p>
          </table:table-cell>
          <table:table-cell table:style-name="Table1.B1" office:value-type="string">
            <text:p text:style-name="P36"><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33"><text:span text:style-name="T15">Challenge</text:span> </text:p>
          </table:table-cell>
          <table:table-cell table:style-name="Table1.B2" office:value-type="string">
            <text:p text:style-name="P1">Clone <text:span text:style-name="T18">two repositories (1 local, 1 online). <text:s/>Learn how to make, commit, and push changes. <text:s/>Learn how to submit a pull request. <text:s/></text:span></text:p>
          </table:table-cell>
        </table:table-row>
        <table:table-row table:style-name="Table1.1">
          <table:table-cell table:style-name="Table1.A3" office:value-type="string">
            <text:p text:style-name="P35">Prereqs</text:p>
          </table:table-cell>
          <table:table-cell table:style-name="Table1.B4" office:value-type="string">
            <text:p text:style-name="P4">git <text:span text:style-name="T74">installed </text:span></text:p>
          </table:table-cell>
        </table:table-row>
        <table:table-row table:style-name="Table1.1">
          <table:table-cell table:style-name="Table1.A3" office:value-type="string">
            <text:p text:style-name="P35">Narrative</text:p>
          </table:table-cell>
          <table:table-cell table:style-name="Table1.B4" office:value-type="string">
            <text:p text:style-name="P4"><text:s text:c="5"/>This first practical exercise <text:span text:style-name="T33">requires no</text:span> <text:span text:style-name="T33">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33">and code </text:span>to repositories.</text:p>
            <text:p text:style-name="P4"/>
            <text:p text:style-name="P37"><text:span text:style-name="T5"><text:s text:c="5"/></text:span><text:span text:style-name="T6">Git is a free and open source distributed version control system designed to handle all types of projects, not just code. <text:s/></text:span><text:span text:style-name="T23">Git was created by </text:span><text:span text:style-name="T24">Linus Torvalds </text:span><text:span text:style-name="T23">in 2005 for development of the</text:span><text:span text:style-name="T20"> </text:span><text:span text:style-name="T22">Linux kernel. <text:s/></text:span><text:span text:style-name="T21">We say it’s distributed because every git repository on every computer is a full repository, independent of network access. <text:s/></text:span></text:p>
            <text:p text:style-name="P38"/>
            <text:p text:style-name="P37"><text:span text:style-name="T21"><text:s text:c="5"/>Read git’s</text:span><text:span text:style-name="T19"> </text:span><text:a xlink:type="simple" xlink:href="ttps://en.wikipedia.org/wiki/Git" text:style-name="Internet_20_link" text:visited-style-name="Visited_20_Internet_20_Link"><text:span text:style-name="T34">Wikipedia page</text:span></text:a><text:span text:style-name="T19"> </text:span><text:span text:style-name="T21">to learn more interesting facts about git.</text:span><text:span text:style-name="T19"> <text:s/></text:span><text:span text:style-name="T35">Here’s a short </text:span><text:a xlink:type="simple" xlink:href="https://www.wuno.com/news/the-importance-of-github-to-every-developer/" text:style-name="Internet_20_link" text:visited-style-name="Visited_20_Internet_20_Link"><text:span text:style-name="T35">one page article</text:span></text:a><text:span text:style-name="T35"> on the importance of git.</text:span></text:p>
          </table:table-cell>
        </table:table-row>
        <table:table-row table:style-name="Table1.1">
          <table:table-cell table:style-name="Table1.A1" office:value-type="string">
            <text:p text:style-name="P34">Instructions</text:p>
          </table:table-cell>
          <table:table-cell table:style-name="Table1.B5" office:value-type="string">
            <text:p text:style-name="P16">Step 1 – Install Git</text:p>
            <text:p text:style-name="P30">If you’<text:span text:style-name="T63">re using the </text:span>Debian laptop <text:span text:style-name="T63">provided by the course</text:span>, <text:span text:style-name="T63">you should already have git installed. <text:s/>You can verify this by running the following command:</text:span></text:p>
            <text:p text:style-name="P30"/>
            <text:p text:style-name="P30"><text:s text:c="10"/><text:span text:style-name="T42">git --</text:span><text:span text:style-name="T49">version</text:span><text:span text:style-name="T63"> <text:s text:c="2"/>(produces something like: “git version 2.7.4”)</text:span></text:p>
            <text:p text:style-name="P30"/>
            <text:p text:style-name="P30"><text:span text:style-name="T63">If you do not have git installed, </text:span>the command for installing git <text:span text:style-name="T63">on Debian Linux </text:span>is:</text:p>
            <text:p text:style-name="P29"/>
            <text:p text:style-name="P29"><text:s text:c="10"/><text:span text:style-name="T42">sudo apt-get install git</text:span></text:p>
            <text:p text:style-name="P29"/>
            <text:p text:style-name="P15"><text:span text:style-name="T52">Step</text:span> <text:span text:style-name="T52">2</text:span> – <text:span text:style-name="T33">Learn Git <text:s/>(flag)</text:span></text:p>
            <text:p text:style-name="P5">(1) Create a<text:span text:style-name="T30">n</text:span> account at <text:span text:style-name="T30">codeschool.com and complete their free </text:span><text:a xlink:type="simple" xlink:href="https://www.codeschool.com/account/courses/try-git/add" text:style-name="Internet_20_link" text:visited-style-name="Visited_20_Internet_20_Link"><text:span text:style-name="T30">Try Git course</text:span></text:a><text:span text:style-name="T30">. <text:s/>If you’re new to git, it will take about 25 minutes but if you’re already a git Jedi Master, you will be done in about 10-15. <text:s/>You will earn a badge for this accomplishment. <text:s/>Save a screenshot of your badge to a file named “ex1_1_TryGit.png” (or jpg). <text:s/>You’ll be uploading it to your class repository in step 4. <text:s/></text:span><text:span text:style-name="T28">Note* <text:s/>This may need to be done at home due to Internet congestion in the classroom.</text:span></text:p>
            <text:p text:style-name="P5"/>
            <text:p text:style-name="P15"><text:span text:style-name="T52">Step</text:span> <text:span text:style-name="T52">3</text:span> – <text:span text:style-name="T33">Online Repositories</text:span></text:p>
            <text:p text:style-name="P3">(1) Create the <text:span text:style-name="T25">following </text:span>directory <text:span text:style-name="T25">in your home directory:</text:span> ~/Repos</text:p>
            <text:p text:style-name="P3"/>
            <text:p text:style-name="P6">(<text:span text:style-name="T32">2</text:span>) Login to (or create) your GitHub account. <text:s/><text:span text:style-name="T31">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6"/>
            <text:p text:style-name="P9">(3) <text:span text:style-name="T37">Fork the class repository (url below) into your GitHub account.</text:span></text:p>
            <text:p text:style-name="P9"/>
            <text:p text:style-name="P9"><text:span text:style-name="T36"><text:s text:c="12"/></text:span><text:a xlink:type="simple" xlink:href="https://github.com/Code-Hugger/AdvPy-student.git" text:style-name="Internet_20_link" text:visited-style-name="Visited_20_Internet_20_Link"><text:span text:style-name="T36">https://github.com/Code-Hugger/IntroC-student.git</text:span></text:a></text:p>
            <text:p text:style-name="P9"/>
            <text:p text:style-name="P11">If you’re not sure how to fork the repo, go back to the ‘Bootcamp’ section under help from the previous step and read ‘Fork a Repo’. <text:s/></text:p>
            <text:p text:style-name="P7"/>
            <text:p text:style-name="P12">This repository contains only the initial course documents. <text:s/><text:span text:style-name="T67">Your</text:span> student repository <text:span text:style-name="T67">that you will be using throughout this course </text:span>is a local repository <text:span text:style-name="T67">(hosted on the classroom server) </text:span>and will be cloned next. <text:s/>We will be using <text:span text:style-name="T67">your</text:span> local repository instead of the GitHub repository to avoid issues with internet connectivity within the classroom.</text:p>
            <text:p text:style-name="P10"/>
            <text:p text:style-name="P10"><text:soft-page-break/></text:p>
            <text:p text:style-name="P10"/>
            <text:p text:style-name="P8"><text:span text:style-name="T44">Step</text:span><text:span text:style-name="T42"> </text:span><text:span text:style-name="T44">4</text:span><text:span text:style-name="T42"> – </text:span><text:span text:style-name="T43">Local Repositories (flag)</text:span></text:p>
            <text:p text:style-name="P2">(<text:span text:style-name="T64">1</text:span>) <text:span text:style-name="T25">Change to your repository directory: </text:span>cd ~/Repos</text:p>
            <text:p text:style-name="P42">(<text:span text:style-name="T64">2</text:span>) <text:span text:style-name="T16">C</text:span>lone <text:span text:style-name="T68">your</text:span> <text:span text:style-name="T38">local </text:span>course repo using the <text:span text:style-name="T16">URL</text:span> <text:span text:style-name="T68">given to you by the instructor.</text:span></text:p>
            <text:p text:style-name="P40"><text:span text:style-name="T26"><text:s text:c="5"/>*Note: </text:span><text:span text:style-name="T27">You will ssh as user ‘git’ and that user’s password is also ‘git’.</text:span></text:p>
            <text:p text:style-name="P40"><text:span text:style-name="T29"><text:s text:c="5"/>*Note: Verify with the instructor that the server is using 10.0.0.201.</text:span></text:p>
            <text:p text:style-name="P40"><text:span text:style-name="T27"><text:s text:c="2"/></text:span></text:p>
            <text:p text:style-name="P41"><text:span text:style-name="T69">Here’s an example of the command. <text:s/>Replace </text:span><text:span text:style-name="T70">IntroC-</text:span><text:span text:style-name="T69">Enochs1387</text:span><text:span text:style-name="T71">.git</text:span><text:span text:style-name="T69"> with </text:span><text:span text:style-name="T72">the repo name provided by the instructor.</text:span><text:span text:style-name="T69"> </text:span></text:p>
            <text:p text:style-name="P54"><text:span text:style-name="T10"/></text:p>
            <text:p text:style-name="P55"><text:span text:style-name="T4"><text:s text:c="10"/></text:span><text:span text:style-name="T9">git clone </text:span><text:a xlink:type="simple" xlink:href="mailto:git@10.0.0.201" text:style-name="Internet_20_link" text:visited-style-name="Visited_20_Internet_20_Link"><text:span text:style-name="T9">git@10.0.0.201</text:span></text:a><text:span text:style-name="T9">:/Repos/IntroC-</text:span><text:span text:style-name="T12">Enochs1387</text:span><text:span text:style-name="T10">.git <text:s text:c="3"/></text:span><text:span text:style-name="T13">[ </text:span><text:span text:style-name="T14">Example Only!</text:span><text:span text:style-name="T13"> ]</text:span></text:p>
            <text:p text:style-name="P54"><text:span text:style-name="T11"/></text:p>
            <text:p text:style-name="P13">(<text:span text:style-name="T64">3</text:span>) <text:s/>This repository contains <text:span text:style-name="T39">your 2nd</text:span> flag. <text:s/>Again, hold on to <text:span text:style-name="T51">the flag</text:span>. <text:s/>You will soon learn how to submit flags. <text:s text:c="4"/></text:p>
            <text:p text:style-name="P51">(4) <text:s/><text:span text:style-name="T42">If you completed the TryGit course:</text:span> Open the local repository that you just cloned and <text:span text:style-name="T75">c</text:span>opy the screenshot of your TryGit badge into <text:span text:style-name="T75">your Completed_Work</text:span> folder <text:span text:style-name="T75">(</text:span>~/Repos/IntroC-<text:span text:style-name="T67">&lt;lastname####&gt;</text:span>/<text:span text:style-name="T67">Completed_Work</text:span>/<text:span text:style-name="T75">)</text:span>. <text:s/><text:span text:style-name="T67">Ensure the badge actually says Try Git on it (there are other badges).</text:span></text:p>
            <text:p text:style-name="P51"/>
            <text:p text:style-name="P52">(5) <text:s/>Now stage and commit the file as follows:</text:p>
            <text:p text:style-name="P28"><text:s text:c="10"/><text:span text:style-name="T66">git status <text:s text:c="5"/>(you should see your TryGit badge listed in red)</text:span></text:p>
            <text:p text:style-name="P28"><text:s text:c="10"/><text:span text:style-name="T65">git add . <text:s text:c="7"/>(the dot (.) means add all)</text:span></text:p>
            <text:p text:style-name="P28"><text:s text:c="10"/><text:span text:style-name="T66">git status <text:s text:c="6"/>(you should see your TryGit badge now listed in green)</text:span></text:p>
            <text:p text:style-name="P28"><text:s text:c="10"/><text:span text:style-name="T65">git commit -m “Added my TryGit badge”</text:span></text:p>
            <text:p text:style-name="P28"><text:s text:c="10"/><text:span text:style-name="T65">git pull <text:s text:c="9"/>(to ensure you have the latest – always pull before you push)</text:span></text:p>
            <text:p text:style-name="P28"><text:s text:c="10"/><text:span text:style-name="T65">git push <text:s text:c="7"/>(to push your TryGit badge to your repo on the classroom server)</text:span></text:p>
            <text:p text:style-name="P28"/>
            <text:p text:style-name="P27"><text:span text:style-name="T44">Step</text:span><text:span text:style-name="T42"> </text:span><text:span text:style-name="T45">5</text:span><text:span text:style-name="T42"> – </text:span><text:span text:style-name="T45">Flag </text:span><text:span text:style-name="T46">Checker </text:span><text:span text:style-name="T47">Setup </text:span><text:span text:style-name="T48">(flag) <text:s text:c="73"/></text:span><text:span text:style-name="T57">(v1.02)</text:span></text:p>
            <text:p text:style-name="P31">Note*: <text:s/>This step should be preformed on the computer you’re going to be using to submit your flags. <text:s/>If you need to change computers in the middle of the class (please don’t), let the instructor know so that they can transfer your <text:span text:style-name="T58">CTF </text:span>account.</text:p>
            <text:p text:style-name="P20"/>
            <text:p text:style-name="P18">(1) <text:s/>Create a directory <text:span text:style-name="T54">named “bin” </text:span>inside your home directory (~/bin)</text:p>
            <text:p text:style-name="P18">(2) <text:s/>Copy the <text:span text:style-name="T61">flag_checker executable and the file named “network” </text:span>from the class repository <text:span text:style-name="T54">in</text:span>to your bin directory.</text:p>
            <text:p text:style-name="P44"><text:s text:c="12"/><text:span text:style-name="T55">cp -r ~/Repos/IntroC-&lt;lastname####&gt;/Flag_checker/flag_checker <text:s/>~/bin/</text:span></text:p>
            <text:p text:style-name="P44"><text:s text:c="12"/><text:span text:style-name="T55">cp -r ~/Repos/IntroC-&lt;lastname####&gt;/Flag_checker/network ~/bin/</text:span></text:p>
            <text:p text:style-name="P19">(3) <text:s/>Add the following line to your ~/.bashrc file:</text:p>
            <text:p text:style-name="P19"><text:s text:c="12"/>export PATH=$PATH:~/bin</text:p>
            <text:p text:style-name="P19">(4) <text:s/>Run the following command:</text:p>
            <text:p text:style-name="P19"><text:s text:c="12"/>source ~/.bashrc</text:p>
            <text:p text:style-name="P19">(5) <text:s/><text:span text:style-name="T56">Next, we need to t</text:span>est the flag checker. <text:s/><text:span text:style-name="T56">Run the following two commands to test your flag checker:</text:span></text:p>
            <text:p text:style-name="P19"><text:s text:c="12"/><text:span text:style-name="T62">cd <text:s text:c="2"/>(changes your current location to your home directory)</text:span></text:p>
            <text:p text:style-name="P19"><text:s text:c="12"/>flag_checker <text:s text:c="2"/><text:span text:style-name="T62">(should produce the following output)</text:span></text:p>
            <text:p text:style-name="P23"/>
            <text:p text:style-name="P23"><text:s text:c="4"/>&lt;&lt;&lt;&lt;&lt;&lt;&lt;&lt;&lt;&lt;&lt;&lt;&lt;&lt;&lt;&lt;&lt;&lt;&lt;&lt;&lt;&lt;&lt;&lt;&lt;&gt;&gt;&gt;&gt;&gt;&gt;&gt;&gt;&gt;&gt;&gt;&gt;&gt;&gt;&gt;&gt;&gt;&gt;&gt;&gt;&gt;&gt;&gt;&gt;&gt;</text:p>
            <text:p text:style-name="P23"><text:s text:c="21"/>YOUR COMPUTER IS NOT REGISTERED <text:s/></text:p>
            <text:p text:style-name="P23"><text:s text:c="5"/>&lt;&lt;&lt;&lt;&lt;&lt;&lt;&lt;&lt;&lt;&lt;&lt;&lt;&lt;&lt;&lt;&lt;&lt;&lt;&lt;&lt;&lt;&lt;&lt;&lt;&gt;&gt;&gt;&gt;&gt;&gt;&gt;&gt;&gt;&gt;&gt;&gt;&gt;&gt;&gt;&gt;&gt;&gt;&gt;&gt;&gt;&gt;&gt;&gt;&gt;</text:p>
            <text:p text:style-name="P23"/>
            <text:p text:style-name="P23">This verifies that you have connectivity with the CTF server. <text:s/></text:p>
            <text:p text:style-name="P46"><text:span text:style-name="T60">Most</text:span> flags are worth 3pts. <text:s/>Mastery flags are worth 9pts. <text:s/>If an exercise comes with hint codes (most don’t), each hint you request subtracts 1pt. <text:s/>No exercise has more than 2 hints so therefore you can’t lose points by looking at all the hints if you <text:span text:style-name="T59">then </text:span>successfully complete the exercise (so don’t be afraid to use the hints). <text:s/></text:p>
            <text:p text:style-name="P46"/>
            <text:p text:style-name="P46"/>
            <text:p text:style-name="P46"><text:soft-page-break/></text:p>
            <text:p text:style-name="P46"/>
            <text:p text:style-name="P46">This is how you use the flag <text:span text:style-name="T59">server</text:span>:</text:p>
            <text:p text:style-name="P21"/>
            <text:p text:style-name="P22"><text:s text:c="10"/>flag_checker -f &lt;flag&gt; <text:s text:c="3"/>(<text:span text:style-name="T60">submits a flag - </text:span>most flags are <text:span text:style-name="T75">40 character </text:span>sha1 hashes)</text:p>
            <text:p text:style-name="P22"><text:s text:c="10"/>flag_checker -f &lt;hint code&gt; <text:s text:c="2"/>(request a hint, not <text:span text:style-name="T61">many</text:span> exercises have <text:span text:style-name="T60">hint codes</text:span>)</text:p>
            <text:p text:style-name="P21"><text:s text:c="10"/>flag_checker -f score <text:s text:c="4"/>(returns your current flag score)</text:p>
            <text:p text:style-name="P21"><text:s text:c="10"/>flag_checker -f <text:span text:style-name="T59">top10</text:span> <text:s text:c="4"/>(displays the leader board)</text:p>
            <text:p text:style-name="P21"/>
            <text:p text:style-name="P24">(6) <text:s/>Submit your last name as a flag:</text:p>
            <text:p text:style-name="P24"><text:s text:c="10"/>flag_checker -f &lt;lastname&gt; <text:s/>(should produce the following output)</text:p>
            <text:p text:style-name="P24"/>
            <text:p text:style-name="P24"><text:s text:c="3"/>&lt;&lt;&lt;&lt;&lt;&lt;&lt;&lt;&lt;&lt;&lt;&lt;&lt;&lt;&lt;&lt;&lt;&lt;&lt;&lt;&lt;&lt;&lt;&lt;&lt;&gt;&gt;&gt;&gt;&gt;&gt;&gt;&gt;&gt;&gt;&gt;&gt;&gt;&gt;&gt;&gt;&gt;&gt;&gt;&gt;&gt;&gt;&gt;&gt;&gt;</text:p>
            <text:p text:style-name="P24"><text:s text:c="5"/>NAME: SMITH <text:s text:c="2"/>REGISTRATION SUCCESSFUL <text:s text:c="2"/>SCORE: 0 <text:s text:c="2"/></text:p>
            <text:p text:style-name="P24"><text:s text:c="3"/>&lt;&lt;&lt;&lt;&lt;&lt;&lt;&lt;&lt;&lt;&lt;&lt;&lt;&lt;&lt;&lt;&lt;&lt;&lt;&lt;&lt;&lt;&lt;&lt;&lt;&gt;&gt;&gt;&gt;&gt;&gt;&gt;&gt;&gt;&gt;&gt;&gt;&gt;&gt;&gt;&gt;&gt;&gt;&gt;&gt;&gt;&gt;&gt;&gt;&gt;</text:p>
            <text:p text:style-name="P25"/>
            <text:p text:style-name="P24">(7) <text:s/>Now submit the two flags you earned above.</text:p>
            <text:p text:style-name="P24"><text:s text:c="10"/>flag_checker -f &lt;flag&gt;</text:p>
            <text:p text:style-name="P24"/>
            <text:p text:style-name="P26"><text:span text:style-name="T17">F</text:span>LAG BONUS!</text:p>
            <text:p text:style-name="P14">This <text:span text:style-name="T40">bonus </text:span>flag can be earned <text:span text:style-name="T40">(only once) </text:span>three different ways:</text:p>
            <text:p text:style-name="P14">1 – Over 100 contributions to your GitHub account in the past 12 months</text:p>
            <text:p text:style-name="P14">2 – Having been a member on BitBucket for <text:span text:style-name="T53">more than a year</text:span></text:p>
            <text:p text:style-name="P17">3 – <text:span text:style-name="T53">3</text:span>00 or more reputation points on StackOverflow.com</text:p>
            <text:p text:style-name="P47"/>
            <text:p text:style-name="P48"><text:span text:style-name="T75">(1) <text:s/></text:span>To claim this flag: <text:s/>Create a text file named bonus.txt containing (1) full name (2) <text:span text:style-name="T50">user name used on the site – Github and bitbucket have user names in addition to real names.</text:span> (3) Site/s you met the above criteria on. <text:s/><text:span text:style-name="T41">You only have to meet one of the three criteria. <text:s/></text:span></text:p>
            <text:p text:style-name="P48"/>
            <text:p text:style-name="P53"><text:span text:style-name="T76">(2) <text:s text:c="2"/>Place this bonus.txt file in your Completed_Work folder ( ~/Repos/IntroC-&lt;lastname####&gt;/Completed_Work/ ).</text:span></text:p>
            <text:p text:style-name="P52"/>
            <text:p text:style-name="P52">(4) Now stage and commit the file as follows:</text:p>
            <text:p text:style-name="P50"><text:s text:c="10"/><text:span text:style-name="T66">git status <text:s text:c="5"/>(you should see your bonus.txt file listed in red)</text:span></text:p>
            <text:p text:style-name="P50"><text:s text:c="10"/><text:span text:style-name="T65">git add . <text:s text:c="7"/>(the dot (.) means add all)</text:span></text:p>
            <text:p text:style-name="P50"><text:s text:c="10"/><text:span text:style-name="T66">git status <text:s text:c="6"/>(you should see your bonus.txt file now listed in green)</text:span></text:p>
            <text:p text:style-name="P50"><text:s text:c="10"/><text:span text:style-name="T65">git commit -m “Added bonus.txt”</text:span></text:p>
            <text:p text:style-name="P50"><text:s text:c="10"/><text:span text:style-name="T65">git pull <text:s text:c="9"/>(to ensure you have the latest – always pull before you push)</text:span></text:p>
            <text:p text:style-name="P49"><text:s text:c="10"/><text:span text:style-name="T65">git push <text:s text:c="7"/>(to push your file to your repo on the classroom server)</text:span></text:p>
          </table:table-cell>
        </table:table-row>
        <table:table-row table:style-name="Table1.1">
          <table:table-cell table:style-name="Table1.A3" office:value-type="string">
            <text:p text:style-name="P34"/>
          </table:table-cell>
          <table:table-cell table:style-name="Table1.B6" office:value-type="string">
            <text:p text:style-name="P1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71</meta:editing-cycles>
    <meta:creation-date>2016-06-29T12:46:00</meta:creation-date>
    <dc:date>2017-01-16T23:30:42.933780228</dc:date>
    <meta:editing-duration>PT19H51M38S</meta:editing-duration>
    <meta:generator>LibreOffice/5.2.3.3$Linux_X86_64 LibreOffice_project/20$Build-3</meta:generator>
    <meta:document-statistic meta:table-count="1" meta:image-count="0" meta:object-count="0" meta:page-count="3" meta:paragraph-count="86" meta:word-count="1193" meta:character-count="7857" meta:non-whitespace-character-count="6136"/>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